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0000" fo:border-left="2pt solid #FF0000" fo:border-right="thin solid #FF0000" fo:background-color="#000000"/>
      <style:text-properties fo:color="#FF0000"/>
    </style:style>
    <style:style style:name="ce3" style:family="table-cell" style:parent-style-name="Default" style:data-style-name="N0">
      <style:table-cell-properties fo:border-top="none" fo:border-bottom="thin solid #FF0000" fo:border-left="thin solid #FF0000" fo:border-right="thin solid #FF0000" fo:background-color="#000000"/>
      <style:text-properties fo:color="#FF0000"/>
    </style:style>
    <style:style style:name="ce4" style:family="table-cell" style:parent-style-name="Default" style:data-style-name="N0">
      <style:table-cell-properties fo:border-top="none" fo:border-bottom="thin solid #FF0000" fo:border-left="thin solid #FF0000" fo:border-right="2pt solid #FF0000" fo:background-color="#000000"/>
      <style:text-properties fo:color="#FF0000"/>
    </style:style>
    <style:style style:name="ce5" style:family="table-cell" style:parent-style-name="Default" style:data-style-name="N0">
      <style:table-cell-properties fo:border-top="thin solid #FF0000" fo:border-bottom="thin solid #FF0000" fo:border-left="2pt solid #FF0000" fo:border-right="thin solid #FF0000" fo:background-color="#000000"/>
      <style:text-properties fo:color="#FF0000"/>
    </style:style>
    <style:style style:name="ce6" style:family="table-cell" style:parent-style-name="Default" style:data-style-name="N0">
      <style:table-cell-properties fo:border="thin solid #FF0000" fo:background-color="#000000"/>
      <style:text-properties fo:color="#FF0000"/>
    </style:style>
    <style:style style:name="ce7" style:family="table-cell" style:parent-style-name="Default" style:data-style-name="N36">
      <style:table-cell-properties fo:border="thin solid #FF0000" fo:background-color="#000000"/>
      <style:text-properties fo:color="#FF0000"/>
    </style:style>
    <style:style style:name="ce8" style:family="table-cell" style:parent-style-name="Default" style:data-style-name="N36">
      <style:table-cell-properties fo:border-top="thin solid #FF0000" fo:border-bottom="thin solid #FF0000" fo:border-left="thin solid #FF0000" fo:border-right="2pt solid #FF0000" fo:background-color="#000000"/>
      <style:text-properties fo:color="#FF0000"/>
    </style:style>
    <style:style style:name="ce9" style:family="table-cell" style:parent-style-name="Default" style:data-style-name="N0">
      <style:table-cell-properties fo:border-top="thin solid #FF0000" fo:border-bottom="2pt solid #FF0000" fo:border-left="2pt solid #FF0000" fo:border-right="thin solid #FF0000" fo:background-color="#000000"/>
      <style:text-properties fo:color="#FF0000"/>
    </style:style>
    <style:style style:name="ce10" style:family="table-cell" style:parent-style-name="Default" style:data-style-name="N0">
      <style:table-cell-properties fo:border-top="thin solid #FF0000" fo:border-bottom="2pt solid #FF0000" fo:border-left="thin solid #FF0000" fo:border-right="thin solid #FF0000" fo:background-color="#000000"/>
      <style:text-properties fo:color="#FF0000"/>
    </style:style>
    <style:style style:name="ce11" style:family="table-cell" style:parent-style-name="Default" style:data-style-name="N36">
      <style:table-cell-properties fo:border-top="thin solid #FF0000" fo:border-bottom="2pt solid #FF0000" fo:border-left="thin solid #FF0000" fo:border-right="thin solid #FF0000" fo:background-color="#000000"/>
      <style:text-properties fo:color="#FF0000"/>
    </style:style>
    <style:style style:name="ce12" style:family="table-cell" style:parent-style-name="Default" style:data-style-name="N36">
      <style:table-cell-properties fo:border-top="thin solid #FF0000" fo:border-bottom="2pt solid #FF0000" fo:border-left="thin solid #FF0000" fo:border-right="2pt solid #FF0000" fo:background-color="#000000"/>
      <style:text-properties fo:color="#FF0000"/>
    </style:style>
    <style:style style:name="co1" style:family="table-column">
      <style:table-column-properties fo:break-before="auto" style:column-width="0.5820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2.936875cm" style:use-optimal-column-width="true"/>
    </style:style>
    <style:style style:name="co4" style:family="table-column">
      <style:table-column-properties fo:break-before="auto" style:column-width="0.978958333333333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N°</text:p>
          </table:table-cell>
          <table:table-cell office:value-type="string" table:style-name="ce3">
            <text:p>Cédula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Edad</text:p>
          </table:table-cell>
          <table:table-cell office:value-type="string" table:style-name="ce3">
            <text:p>Estado Civil</text:p>
          </table:table-cell>
          <table:table-cell office:value-type="string" table:style-name="ce3">
            <text:p>N° de Lecciones</text:p>
          </table:table-cell>
          <table:table-cell office:value-type="string" table:style-name="ce3">
            <text:p>Grado Académco</text:p>
          </table:table-cell>
          <table:table-cell office:value-type="string" table:style-name="ce3">
            <text:p>Salario por Lección</text:p>
          </table:table-cell>
          <table:table-cell office:value-type="string" table:style-name="ce3">
            <text:p>Salario Base</text:p>
          </table:table-cell>
          <table:table-cell office:value-type="string" table:style-name="ce3">
            <text:p>ANDE 5%</text:p>
          </table:table-cell>
          <table:table-cell office:value-type="string" table:style-name="ce3">
            <text:p>CCSS 13%</text:p>
          </table:table-cell>
          <table:table-cell office:value-type="string" table:style-name="ce4">
            <text:p>Salario Neto</text:p>
          </table:table-cell>
          <table:table-cell table:number-columns-repeated="1637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Jonathan Joestar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Casado</text:p>
          </table:table-cell>
          <table:table-cell office:value-type="float" office:value="35" table:style-name="ce6">
            <text:p>35</text:p>
          </table:table-cell>
          <table:table-cell office:value-type="string" office:string-value="Bachiller" table:formula="of:=IF([.F2]&gt;40;&quot;Licenciado&quot;;IF([.F2]&gt;30;&quot;Bachiller&quot;;IF([.F2]&gt;20;&quot;Diplomado&quot;;&quot;Aspirante&quot;)))" table:style-name="ce6">
            <text:p>Bachiller</text:p>
          </table:table-cell>
          <table:table-cell office:value-type="string" office:string-value="20000" table:formula="of:=IF([.G2]=&quot;Licenciado&quot;;&quot;25000&quot;;IF([.G2]=&quot;Bachiller&quot;;&quot;20000&quot;;IF([.G2]=&quot;Diplomado&quot;;&quot;15000&quot;;&quot;10000&quot;)))" table:style-name="ce7">
            <text:p>20000</text:p>
          </table:table-cell>
          <table:table-cell office:value-type="currency" office:value="700000" table:formula="of:=[.H2]*[.F2]" table:style-name="ce7">
            <text:p>₡700.000,00</text:p>
          </table:table-cell>
          <table:table-cell office:value-type="currency" office:value="35000" table:formula="of:=[.I2]*5%" table:style-name="ce7">
            <text:p>₡35.000,00</text:p>
          </table:table-cell>
          <table:table-cell office:value-type="currency" office:value="91000" table:formula="of:=[.I2]*13%" table:style-name="ce7">
            <text:p>₡91.000,00</text:p>
          </table:table-cell>
          <table:table-cell office:value-type="currency" office:value="574000" table:formula="of:=[.I2]-[.J2]-[.K2]" table:style-name="ce8">
            <text:p>₡574.000,00</text:p>
          </table:table-cell>
          <table:table-cell table:number-columns-repeated="1637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Joseph Joestar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asado</text:p>
          </table:table-cell>
          <table:table-cell office:value-type="float" office:value="40" table:style-name="ce6">
            <text:p>40</text:p>
          </table:table-cell>
          <table:table-cell office:value-type="string" office:string-value="Bachiller" table:formula="of:=IF([.F3]&gt;40;&quot;Licenciado&quot;;IF([.F3]&gt;30;&quot;Bachiller&quot;;IF([.F3]&gt;20;&quot;Diplomado&quot;;&quot;Aspirante&quot;)))" table:style-name="ce6">
            <text:p>Bachiller</text:p>
          </table:table-cell>
          <table:table-cell office:value-type="string" office:string-value="20000" table:formula="of:=IF([.G3]=&quot;Licenciado&quot;;&quot;25000&quot;;IF([.G3]=&quot;Bachiller&quot;;&quot;20000&quot;;IF([.G3]=&quot;Diplomado&quot;;&quot;15000&quot;;&quot;10000&quot;)))" table:style-name="ce7">
            <text:p>20000</text:p>
          </table:table-cell>
          <table:table-cell office:value-type="currency" office:value="800000" table:formula="of:=[.H3]*[.F3]" table:style-name="ce7">
            <text:p>₡800.000,00</text:p>
          </table:table-cell>
          <table:table-cell office:value-type="currency" office:value="40000" table:formula="of:=[.I3]*5%" table:style-name="ce7">
            <text:p>₡40.000,00</text:p>
          </table:table-cell>
          <table:table-cell office:value-type="currency" office:value="104000" table:formula="of:=[.I3]*13%" table:style-name="ce7">
            <text:p>₡104.000,00</text:p>
          </table:table-cell>
          <table:table-cell office:value-type="currency" office:value="656000" table:formula="of:=[.I3]-[.J3]-[.K3]" table:style-name="ce8">
            <text:p>₡656.000,00</text:p>
          </table:table-cell>
          <table:table-cell table:number-columns-repeated="1637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Jotaro Kujo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Soltero</text:p>
          </table:table-cell>
          <table:table-cell office:value-type="float" office:value="45" table:style-name="ce6">
            <text:p>45</text:p>
          </table:table-cell>
          <table:table-cell office:value-type="string" office:string-value="Licenciado" table:formula="of:=IF([.F4]&gt;40;&quot;Licenciado&quot;;IF([.F4]&gt;30;&quot;Bachiller&quot;;IF([.F4]&gt;20;&quot;Diplomado&quot;;&quot;Aspirante&quot;)))" table:style-name="ce6">
            <text:p>Licenciado</text:p>
          </table:table-cell>
          <table:table-cell office:value-type="string" office:string-value="25000" table:formula="of:=IF([.G4]=&quot;Licenciado&quot;;&quot;25000&quot;;IF([.G4]=&quot;Bachiller&quot;;&quot;20000&quot;;IF([.G4]=&quot;Diplomado&quot;;&quot;15000&quot;;&quot;10000&quot;)))" table:style-name="ce7">
            <text:p>25000</text:p>
          </table:table-cell>
          <table:table-cell office:value-type="currency" office:value="1125000" table:formula="of:=[.H4]*[.F4]" table:style-name="ce7">
            <text:p>₡1.125.000,00</text:p>
          </table:table-cell>
          <table:table-cell office:value-type="currency" office:value="56250" table:formula="of:=[.I4]*5%" table:style-name="ce7">
            <text:p>₡56.250,00</text:p>
          </table:table-cell>
          <table:table-cell office:value-type="currency" office:value="146250" table:formula="of:=[.I4]*13%" table:style-name="ce7">
            <text:p>₡146.250,00</text:p>
          </table:table-cell>
          <table:table-cell office:value-type="currency" office:value="922500" table:formula="of:=[.I4]-[.J4]-[.K4]" table:style-name="ce8">
            <text:p>₡922.500,00</text:p>
          </table:table-cell>
          <table:table-cell table:number-columns-repeated="1637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Josuke Joestar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Soltero</text:p>
          </table:table-cell>
          <table:table-cell office:value-type="float" office:value="35" table:style-name="ce6">
            <text:p>35</text:p>
          </table:table-cell>
          <table:table-cell office:value-type="string" office:string-value="Bachiller" table:formula="of:=IF([.F5]&gt;40;&quot;Licenciado&quot;;IF([.F5]&gt;30;&quot;Bachiller&quot;;IF([.F5]&gt;20;&quot;Diplomado&quot;;&quot;Aspirante&quot;)))" table:style-name="ce6">
            <text:p>Bachiller</text:p>
          </table:table-cell>
          <table:table-cell office:value-type="string" office:string-value="20000" table:formula="of:=IF([.G5]=&quot;Licenciado&quot;;&quot;25000&quot;;IF([.G5]=&quot;Bachiller&quot;;&quot;20000&quot;;IF([.G5]=&quot;Diplomado&quot;;&quot;15000&quot;;&quot;10000&quot;)))" table:style-name="ce7">
            <text:p>20000</text:p>
          </table:table-cell>
          <table:table-cell office:value-type="currency" office:value="700000" table:formula="of:=[.H5]*[.F5]" table:style-name="ce7">
            <text:p>₡700.000,00</text:p>
          </table:table-cell>
          <table:table-cell office:value-type="currency" office:value="35000" table:formula="of:=[.I5]*5%" table:style-name="ce7">
            <text:p>₡35.000,00</text:p>
          </table:table-cell>
          <table:table-cell office:value-type="currency" office:value="91000" table:formula="of:=[.I5]*13%" table:style-name="ce7">
            <text:p>₡91.000,00</text:p>
          </table:table-cell>
          <table:table-cell office:value-type="currency" office:value="574000" table:formula="of:=[.I5]-[.J5]-[.K5]" table:style-name="ce8">
            <text:p>₡574.000,00</text:p>
          </table:table-cell>
          <table:table-cell table:number-columns-repeated="1637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aestar Zeppeli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Soltero</text:p>
          </table:table-cell>
          <table:table-cell office:value-type="float" office:value="25" table:style-name="ce6">
            <text:p>25</text:p>
          </table:table-cell>
          <table:table-cell office:value-type="string" office:string-value="Diplomado" table:formula="of:=IF([.F6]&gt;40;&quot;Licenciado&quot;;IF([.F6]&gt;30;&quot;Bachiller&quot;;IF([.F6]&gt;20;&quot;Diplomado&quot;;&quot;Aspirante&quot;)))" table:style-name="ce6">
            <text:p>Diplomado</text:p>
          </table:table-cell>
          <table:table-cell office:value-type="string" office:string-value="15000" table:formula="of:=IF([.G6]=&quot;Licenciado&quot;;&quot;25000&quot;;IF([.G6]=&quot;Bachiller&quot;;&quot;20000&quot;;IF([.G6]=&quot;Diplomado&quot;;&quot;15000&quot;;&quot;10000&quot;)))" table:style-name="ce7">
            <text:p>15000</text:p>
          </table:table-cell>
          <table:table-cell office:value-type="currency" office:value="375000" table:formula="of:=[.H6]*[.F6]" table:style-name="ce7">
            <text:p>₡375.000,00</text:p>
          </table:table-cell>
          <table:table-cell office:value-type="currency" office:value="18750" table:formula="of:=[.I6]*5%" table:style-name="ce7">
            <text:p>₡18.750,00</text:p>
          </table:table-cell>
          <table:table-cell office:value-type="currency" office:value="48750" table:formula="of:=[.I6]*13%" table:style-name="ce7">
            <text:p>₡48.750,00</text:p>
          </table:table-cell>
          <table:table-cell office:value-type="currency" office:value="307500" table:formula="of:=[.I6]-[.J6]-[.K6]" table:style-name="ce8">
            <text:p>₡307.500,00</text:p>
          </table:table-cell>
          <table:table-cell table:number-columns-repeated="1637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Elisabeth Joestar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Casada</text:p>
          </table:table-cell>
          <table:table-cell office:value-type="float" office:value="40" table:style-name="ce6">
            <text:p>40</text:p>
          </table:table-cell>
          <table:table-cell office:value-type="string" office:string-value="Bachiller" table:formula="of:=IF([.F7]&gt;40;&quot;Licenciado&quot;;IF([.F7]&gt;30;&quot;Bachiller&quot;;IF([.F7]&gt;20;&quot;Diplomado&quot;;&quot;Aspirante&quot;)))" table:style-name="ce6">
            <text:p>Bachiller</text:p>
          </table:table-cell>
          <table:table-cell office:value-type="string" office:string-value="20000" table:formula="of:=IF([.G7]=&quot;Licenciado&quot;;&quot;25000&quot;;IF([.G7]=&quot;Bachiller&quot;;&quot;20000&quot;;IF([.G7]=&quot;Diplomado&quot;;&quot;15000&quot;;&quot;10000&quot;)))" table:style-name="ce7">
            <text:p>20000</text:p>
          </table:table-cell>
          <table:table-cell office:value-type="currency" office:value="800000" table:formula="of:=[.H7]*[.F7]" table:style-name="ce7">
            <text:p>₡800.000,00</text:p>
          </table:table-cell>
          <table:table-cell office:value-type="currency" office:value="40000" table:formula="of:=[.I7]*5%" table:style-name="ce7">
            <text:p>₡40.000,00</text:p>
          </table:table-cell>
          <table:table-cell office:value-type="currency" office:value="104000" table:formula="of:=[.I7]*13%" table:style-name="ce7">
            <text:p>₡104.000,00</text:p>
          </table:table-cell>
          <table:table-cell office:value-type="currency" office:value="656000" table:formula="of:=[.I7]-[.J7]-[.K7]" table:style-name="ce8">
            <text:p>₡656.000,00</text:p>
          </table:table-cell>
          <table:table-cell table:number-columns-repeated="1637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Holly Kujo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Casada</text:p>
          </table:table-cell>
          <table:table-cell office:value-type="float" office:value="20" table:style-name="ce6">
            <text:p>20</text:p>
          </table:table-cell>
          <table:table-cell office:value-type="string" office:string-value="Aspirante" table:formula="of:=IF([.F8]&gt;40;&quot;Licenciado&quot;;IF([.F8]&gt;30;&quot;Bachiller&quot;;IF([.F8]&gt;20;&quot;Diplomado&quot;;&quot;Aspirante&quot;)))" table:style-name="ce6">
            <text:p>Aspirante</text:p>
          </table:table-cell>
          <table:table-cell office:value-type="string" office:string-value="10000" table:formula="of:=IF([.G8]=&quot;Licenciado&quot;;&quot;25000&quot;;IF([.G8]=&quot;Bachiller&quot;;&quot;20000&quot;;IF([.G8]=&quot;Diplomado&quot;;&quot;15000&quot;;&quot;10000&quot;)))" table:style-name="ce7">
            <text:p>10000</text:p>
          </table:table-cell>
          <table:table-cell office:value-type="currency" office:value="200000" table:formula="of:=[.H8]*[.F8]" table:style-name="ce7">
            <text:p>₡200.000,00</text:p>
          </table:table-cell>
          <table:table-cell office:value-type="currency" office:value="10000" table:formula="of:=[.I8]*5%" table:style-name="ce7">
            <text:p>₡10.000,00</text:p>
          </table:table-cell>
          <table:table-cell office:value-type="currency" office:value="26000" table:formula="of:=[.I8]*13%" table:style-name="ce7">
            <text:p>₡26.000,00</text:p>
          </table:table-cell>
          <table:table-cell office:value-type="currency" office:value="164000" table:formula="of:=[.I8]-[.J8]-[.K8]" table:style-name="ce8">
            <text:p>₡164.000,00</text:p>
          </table:table-cell>
          <table:table-cell table:number-columns-repeated="1637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Jolyne Cujoh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Soltera</text:p>
          </table:table-cell>
          <table:table-cell office:value-type="float" office:value="35" table:style-name="ce6">
            <text:p>35</text:p>
          </table:table-cell>
          <table:table-cell office:value-type="string" office:string-value="Bachiller" table:formula="of:=IF([.F9]&gt;40;&quot;Licenciado&quot;;IF([.F9]&gt;30;&quot;Bachiller&quot;;IF([.F9]&gt;20;&quot;Diplomado&quot;;&quot;Aspirante&quot;)))" table:style-name="ce6">
            <text:p>Bachiller</text:p>
          </table:table-cell>
          <table:table-cell office:value-type="string" office:string-value="20000" table:formula="of:=IF([.G9]=&quot;Licenciado&quot;;&quot;25000&quot;;IF([.G9]=&quot;Bachiller&quot;;&quot;20000&quot;;IF([.G9]=&quot;Diplomado&quot;;&quot;15000&quot;;&quot;10000&quot;)))" table:style-name="ce7">
            <text:p>20000</text:p>
          </table:table-cell>
          <table:table-cell office:value-type="currency" office:value="700000" table:formula="of:=[.H9]*[.F9]" table:style-name="ce7">
            <text:p>₡700.000,00</text:p>
          </table:table-cell>
          <table:table-cell office:value-type="currency" office:value="35000" table:formula="of:=[.I9]*5%" table:style-name="ce7">
            <text:p>₡35.000,00</text:p>
          </table:table-cell>
          <table:table-cell office:value-type="currency" office:value="91000" table:formula="of:=[.I9]*13%" table:style-name="ce7">
            <text:p>₡91.000,00</text:p>
          </table:table-cell>
          <table:table-cell office:value-type="currency" office:value="574000" table:formula="of:=[.I9]-[.J9]-[.K9]" table:style-name="ce8">
            <text:p>₡574.000,00</text:p>
          </table:table-cell>
          <table:table-cell table:number-columns-repeated="1637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io Brando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Casado</text:p>
          </table:table-cell>
          <table:table-cell office:value-type="float" office:value="45" table:style-name="ce6">
            <text:p>45</text:p>
          </table:table-cell>
          <table:table-cell office:value-type="string" office:string-value="Licenciado" table:formula="of:=IF([.F10]&gt;40;&quot;Licenciado&quot;;IF([.F10]&gt;30;&quot;Bachiller&quot;;IF([.F10]&gt;20;&quot;Diplomado&quot;;&quot;Aspirante&quot;)))" table:style-name="ce6">
            <text:p>Licenciado</text:p>
          </table:table-cell>
          <table:table-cell office:value-type="string" office:string-value="25000" table:formula="of:=IF([.G10]=&quot;Licenciado&quot;;&quot;25000&quot;;IF([.G10]=&quot;Bachiller&quot;;&quot;20000&quot;;IF([.G10]=&quot;Diplomado&quot;;&quot;15000&quot;;&quot;10000&quot;)))" table:style-name="ce7">
            <text:p>25000</text:p>
          </table:table-cell>
          <table:table-cell office:value-type="currency" office:value="1125000" table:formula="of:=[.H10]*[.F10]" table:style-name="ce7">
            <text:p>₡1.125.000,00</text:p>
          </table:table-cell>
          <table:table-cell office:value-type="currency" office:value="56250" table:formula="of:=[.I10]*5%" table:style-name="ce7">
            <text:p>₡56.250,00</text:p>
          </table:table-cell>
          <table:table-cell office:value-type="currency" office:value="146250" table:formula="of:=[.I10]*13%" table:style-name="ce7">
            <text:p>₡146.250,00</text:p>
          </table:table-cell>
          <table:table-cell office:value-type="currency" office:value="922500" table:formula="of:=[.I10]-[.J10]-[.K10]" table:style-name="ce8">
            <text:p>₡922.500,00</text:p>
          </table:table-cell>
          <table:table-cell table:number-columns-repeated="1637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Kira Yoshikage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Soltero</text:p>
          </table:table-cell>
          <table:table-cell office:value-type="float" office:value="35" table:style-name="ce10">
            <text:p>35</text:p>
          </table:table-cell>
          <table:table-cell office:value-type="string" office:string-value="Bachiller" table:formula="of:=IF([.F11]&gt;40;&quot;Licenciado&quot;;IF([.F11]&gt;30;&quot;Bachiller&quot;;IF([.F11]&gt;20;&quot;Diplomado&quot;;&quot;Aspirante&quot;)))" table:style-name="ce10">
            <text:p>Bachiller</text:p>
          </table:table-cell>
          <table:table-cell office:value-type="string" office:string-value="20000" table:formula="of:=IF([.G11]=&quot;Licenciado&quot;;&quot;25000&quot;;IF([.G11]=&quot;Bachiller&quot;;&quot;20000&quot;;IF([.G11]=&quot;Diplomado&quot;;&quot;15000&quot;;&quot;10000&quot;)))" table:style-name="ce11">
            <text:p>20000</text:p>
          </table:table-cell>
          <table:table-cell office:value-type="currency" office:value="700000" table:formula="of:=[.H11]*[.F11]" table:style-name="ce11">
            <text:p>₡700.000,00</text:p>
          </table:table-cell>
          <table:table-cell office:value-type="currency" office:value="35000" table:formula="of:=[.I11]*5%" table:style-name="ce11">
            <text:p>₡35.000,00</text:p>
          </table:table-cell>
          <table:table-cell office:value-type="currency" office:value="91000" table:formula="of:=[.I11]*13%" table:style-name="ce11">
            <text:p>₡91.000,00</text:p>
          </table:table-cell>
          <table:table-cell office:value-type="currency" office:value="574000" table:formula="of:=[.I11]-[.J11]-[.K11]" table:style-name="ce12">
            <text:p>₡574.000,00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₡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ISCO</meta:initial-creator>
    <dc:creator>CISCO</dc:creator>
    <meta:creation-date>2017-09-05T21:01:35Z</meta:creation-date>
    <dc:date>2017-09-11T21:22:20Z</dc:date>
  </office:meta>
</office:document-meta>
</file>